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25-11-2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25-08-25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25-08-13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25-06-04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25-03-25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24-11-26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24-08-06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24-07-30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24-06-18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24-02-08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23-10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23-08-3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23-05-22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23-02-09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22-10-25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22-09-19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22-08-16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22-05-04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22-02-09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21-09-1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21-08-03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21-04-20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21-03-03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20-12-0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20-09-08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20-04-08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20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9-09-1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9-08-06 1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9-06-20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9-03-14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8-12-12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8-09-28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8-08-1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8-06-18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7-11-16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7-08-16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7-07-25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7-03-21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6-12-0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6-09-28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6-06-08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6-03-08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5-12-14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5-09-28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5-06-24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5-03-25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4-12-03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4-09-16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4-06-24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4-04-0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3-09-17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3-07-03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3-03-14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2-11-26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2-08-21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2-06-26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2-03-0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1-11-1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1-09-06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1-06-1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1-03-0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0-12-08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0-08-26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0-06-15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10-03-02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9-12-0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9-09-14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9-06-04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9-03-12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8-12-08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8-08-26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8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8-02-19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7-11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7-08-22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7-06-07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7-02-28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6-11-28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6-07-25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6-05-01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6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200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9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0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0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9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9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8-02-0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1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0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79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7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7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79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7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7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79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7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7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7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78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7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7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78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7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7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7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7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1</text:p>
          </table:table-cell>
          <table:table-cell office:value-type="string" calcext:value-type="string">
            <text:p>65K 23 SOW 109C</text:p>
          </table:table-cell>
          <table:table-cell office:value-type="string" calcext:value-type="string">
            <text:p>197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70" meta:object-count="0"/>
    <meta:user-defined meta:name="AppVersion">3.0</meta:user-defined>
  </office:meta>
</office:document-meta>
</file>